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4" style:family="text">
      <style:text-properties style:font-name="Times New Roman"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5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15" style:family="text">
      <style:text-properties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6" style:family="text">
      <style:text-properties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7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8" style:family="text">
      <style:text-properties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93cm" svg:height="0.79cm" draw:z-index="0"><draw:image xlink:href="../../odt/images/3046.png" xlink:type="simple" xlink:show="embed" xlink:actuate="onLoad"/></draw:frame></text:p>
          </table:table-cell>
          <table:table-cell table:style-name="Table1.B1" office:value-type="string">
            <text:h text:style-name="P5" text:outline-level="1">Размыкающий контакт реле с задержкой по замыканию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 <text:span text:style-name="T11">C-</text:span>код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1.88cm" svg:height="2.06cm" draw:z-index="1"><draw:image xlink:href="../../odt/images/3046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операцию <text:span text:style-name="T8">логического И-НЕ</text:span><text:span text:style-name="T9"> с </text:span><text:span text:style-name="T10">задержкой по замыканию (выключению обмотки)</text:span> для <text:span text:style-name="T8">входа блока</text:span> и значения, поданного на соответствующую <text:span text:style-name="T8">управляющую обмотку реле:</text:span></text:p>
            <text:p text:style-name="P3"><draw:frame draw:style-name="fr3" draw:name="Объект1" text:anchor-type="as-char" svg:width="13.501cm" svg:height="1.332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2"><text:span text:style-name="T12">где </text:span><text:span text:style-name="T12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2"> – выходной сигнал блока,</text:span><text:span text:style-name="T12"><draw:frame draw:style-name="fr3" draw:name="Объект3" text:anchor-type="as-char" svg:width="1.753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2">– значение (состояние) реле, </text:span><text:span text:style-name="T12"><draw:frame draw:style-name="fr3" draw:name="Объект4" text:anchor-type="as-char" svg:width="1.055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2">– входной сигнал блока. Задержка по замыканию относится только к включению реле.</text:span></text:p>
            <text:p text:style-name="P2"><text:span text:style-name="T13">Для того чтобы посмотреть структуру алгоритма – нажмите правой кнопкой на блок и выберите пункт «Действия» </text:span><text:span text:style-name="T14">→</text:span><text:span text:style-name="T13"> «Войти в субмодель». Передача сигнала</text:span><text:span text:style-name="T18"> </text:span><text:span text:style-name="T13">с управляющей обмотки реле реализуется при помощи блока </text:span><text:span text:style-name="T15">Из памяти</text:span><text:span text:style-name="T16">. </text:span><text:span text:style-name="T15">Задержка по замыканию</text:span><text:span text:style-name="T16"> реализована блоком </text:span><text:span text:style-name="T15">Задержка по включению</text:span><text:span text:style-name="T16">.</text:span></text:p>
            <text:p text:style-name="P2"><text:span text:style-name="T17">Свойства</text:span>:</text:p>
            <text:list xml:id="list889943415576306646" text:style-name="L1">
              <text:list-item>
                <text:p text:style-name="P4">Имя реле – имя, по которому определяется управляющее воздействие.</text:p>
              </text:list-item>
              <text:list-item>
                <text:p text:style-name="P4">Время задержки – время задержки<draw:frame draw:style-name="fr3" draw:name="Объект5" text:anchor-type="as-char" svg:width="0.693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при включении контакта рел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змыкающий контакт реле с задержкой по замыканию</dc:title>
    <dc:date>2014-12-01T18:49:25.66</dc:date>
    <meta:generator>OpenOffice/4.1.1$Win32 OpenOffice.org_project/411m6$Build-9775</meta:generator>
    <meta:editing-duration>PT2H19M12S</meta:editing-duration>
    <meta:editing-cycles>127</meta:editing-cycles>
    <meta:document-statistic meta:table-count="1" meta:image-count="2" meta:object-count="5" meta:page-count="1" meta:paragraph-count="13" meta:word-count="119" meta:character-count="81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row>
                      <mo stretchy="false">¬</mo>
                      <msub>
                        <mi>x</mi>
                        <mi mathvariant="italic">relais</mi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1</mn>
                    </msub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(t)=1, ~и~ neg x_relais(t)=1 ~в течение времени~ T_1; #
alignl 0, ~ если u(t)=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